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Courier New1" svg:font-family="'Courier New', Courier,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059cm" fo:margin-left="0.053cm" table:align="left"/>
    </style:style>
    <style:style style:name="Tabelle1.A" style:family="table-column">
      <style:table-column-properties style:column-width="6.585cm"/>
    </style:style>
    <style:style style:name="Tabelle1.B" style:family="table-column">
      <style:table-column-properties style:column-width="5.674cm"/>
    </style:style>
    <style:style style:name="Tabelle1.C" style:family="table-column">
      <style:table-column-properties style:column-width="5.8cm"/>
    </style:style>
    <style:style style:name="Tabel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1.B1" style:family="table-cell">
      <style:table-cell-properties style:vertical-align="middle" style:border-line-width-left="0.002cm 0.088cm 0.002cm" style:border-line-width-top="0.002cm 0.088cm 0.035cm" style:border-line-width-bottom="0.002cm 0.088cm 0.002cm" fo:padding="0.049cm" fo:border-left="0.092cm double #808080" fo:border-right="none" fo:border-top="0.125cm double #808080" fo:border-bottom="0.092cm double #808080"/>
    </style:style>
    <style:style style:name="Tabel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e1.C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1.A6"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1.B6"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elle1.C6"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elle2" style:family="table">
      <style:table-properties style:width="16.893cm" fo:margin-left="0.053cm" table:align="left"/>
    </style:style>
    <style:style style:name="Tabelle2.A" style:family="table-column">
      <style:table-column-properties style:column-width="6.943cm"/>
    </style:style>
    <style:style style:name="Tabelle2.B" style:family="table-column">
      <style:table-column-properties style:column-width="6.638cm"/>
    </style:style>
    <style:style style:name="Tabelle2.C" style:family="table-column">
      <style:table-column-properties style:column-width="3.313cm"/>
    </style:style>
    <style:style style:name="Tabelle2.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2.B1" style:family="table-cell">
      <style:table-cell-properties style:vertical-align="middle" style:border-line-width-left="0.002cm 0.088cm 0.002cm" style:border-line-width-top="0.002cm 0.088cm 0.035cm" style:border-line-width-bottom="0.002cm 0.088cm 0.002cm" fo:padding="0.049cm" fo:border-left="0.092cm double #808080" fo:border-right="none" fo:border-top="0.125cm double #808080" fo:border-bottom="0.092cm double #808080"/>
    </style:style>
    <style:style style:name="Tabelle2.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2.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e2.C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2.A11"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2.B11"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elle2.C11"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elle2.B13" style:family="table-cell">
      <style:table-cell-properties style:vertical-align="bottom" style:border-line-width-left="0.002cm 0.088cm 0.002cm" style:border-line-width-bottom="0.002cm 0.088cm 0.035cm" fo:padding="0.049cm" fo:border-left="0.092cm double #808080" fo:border-right="none" fo:border-top="none" fo:border-bottom="0.125cm double #808080"/>
    </style:style>
    <style:style style:name="Tabelle3" style:family="table">
      <style:table-properties style:width="16.893cm" fo:margin-left="0.053cm" table:align="left"/>
    </style:style>
    <style:style style:name="Tabelle3.A" style:family="table-column">
      <style:table-column-properties style:column-width="4.517cm"/>
    </style:style>
    <style:style style:name="Tabelle3.B" style:family="table-column">
      <style:table-column-properties style:column-width="12.375cm"/>
    </style:style>
    <style:style style:name="Tabelle3.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3.B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3.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3.B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3.A7"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3.B7"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P1"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font-name="Arial1" fo:font-size="9.75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4" style:family="paragraph" style:parent-style-name="List_20_Heading">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font-name="Arial1" fo:font-size="9.75pt" fo:letter-spacing="normal" fo:font-style="normal" fo:font-weight="bold"/>
    </style:style>
    <style:style style:name="P5" style:family="paragraph" style:parent-style-name="Table_20_Heading">
      <style:paragraph-properties fo:margin-left="0cm" fo:margin-right="0cm" fo:margin-top="0cm" fo:margin-bottom="0cm" fo:text-indent="0cm" style:auto-text-indent="false" fo:padding="0cm" fo:border="none"/>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variant="normal" fo:text-transform="none" fo:color="#000000" style:font-name="Arial1" fo:font-size="9.75pt" fo:letter-spacing="normal" fo:font-style="normal" fo:font-weight="normal"/>
    </style:style>
    <style:style style:name="P7" style:family="paragraph" style:parent-style-name="Text_20_body">
      <style:paragraph-properties fo:margin-left="0cm" fo:margin-right="0cm" fo:text-align="start" style:justify-single-word="false" fo:text-indent="0cm" style:auto-text-indent="false" fo:padding="0cm" fo:border="none"/>
    </style:style>
    <style:style style:name="P8" style:family="paragraph" style:parent-style-name="Table_20_Contents">
      <style:paragraph-properties fo:margin-top="0cm" fo:margin-bottom="0cm" fo:text-align="start" style:justify-single-word="false" fo:padding="0cm" fo:border="none"/>
    </style:style>
    <style:style style:name="P9" style:family="paragraph" style:parent-style-name="List_20_Contents">
      <style:paragraph-properties fo:margin-left="1.529cm" fo:margin-right="0cm" fo:margin-top="0cm" fo:margin-bottom="0.499cm" fo:text-align="start" style:justify-single-word="false" fo:text-indent="0cm" style:auto-text-indent="false" fo:padding="0cm" fo:border="none"/>
      <style:text-properties fo:font-variant="normal" fo:text-transform="none" fo:color="#000000" style:font-name="Arial1" fo:font-size="9.75pt" fo:letter-spacing="normal" fo:font-style="normal" fo:font-weight="normal"/>
    </style:style>
    <style:style style:name="P10" style:family="paragraph" style:parent-style-name="Standard">
      <style:text-properties style:font-name="Courier New" fo:font-size="8pt" style:font-name-asian="Courier New" style:font-size-asian="8pt" style:font-name-complex="Courier New" style:font-size-complex="8pt"/>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Heading_20_4">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font-name="Arial1" fo:letter-spacing="normal" fo:font-style="normal" fo:font-weight="bold"/>
    </style:style>
    <style:style style:name="P16" style:family="paragraph" style:parent-style-name="Text_20_body" style:list-style-name="L1">
      <style:paragraph-properties fo:margin-left="0cm" fo:margin-right="0cm" fo:margin-top="0cm" fo:margin-bottom="0cm" fo:text-align="start" style:justify-single-word="false" fo:text-indent="0cm" style:auto-text-indent="false" fo:padding="0cm" fo:border="none"/>
      <style:text-properties fo:font-variant="normal" fo:text-transform="none" fo:color="#000000" style:font-name="Arial1" fo:font-size="9.75pt" fo:letter-spacing="normal" fo:font-style="normal" fo:font-weight="normal"/>
    </style:style>
    <style:style style:name="P17" style:family="paragraph" style:parent-style-name="Text_20_body" style:list-style-name="L1">
      <style:paragraph-properties fo:margin-left="0cm" fo:margin-right="0cm" fo:text-align="start" style:justify-single-word="false" fo:text-indent="0cm" style:auto-text-indent="false" fo:padding="0cm" fo:border="none"/>
      <style:text-properties fo:font-variant="normal" fo:text-transform="none" fo:color="#000000" style:font-name="Arial1" fo:font-size="9.75pt" fo:letter-spacing="normal" fo:font-style="normal" fo:font-weight="normal"/>
    </style:style>
    <style:style style:name="T1" style:family="text">
      <style:text-properties fo:font-style="italic"/>
    </style:style>
    <style:style style:name="T2" style:family="text">
      <style:text-properties fo:font-variant="normal" fo:text-transform="none" fo:color="#000000" style:font-name="Arial1" fo:font-size="9.75pt" fo:letter-spacing="normal" fo:font-style="normal" fo:font-weight="normal"/>
    </style:style>
    <style:style style:name="T3" style:family="text">
      <style:text-properties fo:font-variant="normal" fo:text-transform="none" fo:color="#000000" style:font-name="Arial1" fo:font-size="9.75pt" fo:letter-spacing="normal" fo:font-style="italic" fo:font-weight="normal"/>
    </style:style>
    <style:style style:name="T4" style:family="text">
      <style:text-properties fo:font-variant="normal" fo:text-transform="none" fo:color="#000000" style:font-name="Courier New1" fo:font-size="9.75pt" fo:letter-spacing="normal" fo:font-style="normal" fo:font-weight="normal"/>
    </style:style>
    <style:style style:name="T5" style:family="text">
      <style:text-properties fo:font-variant="normal" fo:text-transform="none" fo:color="#1279c6" style:text-line-through-style="none" style:font-name="Arial1" fo:font-size="9.75pt" fo:letter-spacing="normal" fo:font-style="normal" style:text-underline-style="none" fo:font-weight="normal" style:text-blinking="false"/>
    </style:style>
    <style:style style:name="T6" style:family="text">
      <style:text-properties fo:font-variant="normal" fo:text-transform="none" fo:color="#1279c6" style:text-line-through-style="none" style:font-name="Arial1" fo:font-size="9.75pt" fo:letter-spacing="normal" fo:font-style="normal" style:text-underline-style="none" fo:font-weight="normal" style:text-blinking="false" fo:background-color="transparent"/>
    </style:style>
    <style:style style:name="T7" style:family="text">
      <style:text-properties fo:font-variant="normal" fo:text-transform="none" fo:color="#1279c6" style:text-line-through-style="none" style:font-name="Courier New1" fo:font-size="9.75pt" fo:letter-spacing="normal" fo:font-style="normal" style:text-underline-style="none" fo:font-weight="normal" style:text-blinking="false" fo:background-color="transparent"/>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7f0055"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CK Documenation</text:p>
      <text:p text:style-name="Subtitle"/>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1Programmer's Guide<text:tab/>1</text:p>
          <text:p text:style-name="P12">1.1The @Resource Annotation<text:tab/>1</text:p>
          <text:p text:style-name="P12">1.2How To: @Action Annotation<text:tab/>2</text:p>
          <text:p text:style-name="P13">1.2.1Create<text:tab/>2</text:p>
          <text:p text:style-name="P14">1.2.1.1Example<text:tab/>2</text:p>
          <text:p text:style-name="P13">1.2.2Acquire an Instance<text:tab/>3</text:p>
          <text:p text:style-name="P14">1.2.2.1Example<text:tab/>3</text:p>
          <text:p text:style-name="P13">1.2.3Inject Resources<text:tab/>3</text:p>
          <text:p text:style-name="P14">1.2.3.1Example<text:tab/>3</text:p>
          <text:p text:style-name="P13">1.2.4Bind State to Property<text:tab/>3</text:p>
          <text:p text:style-name="P14">1.2.4.1Example<text:tab/>3</text:p>
          <text:p text:style-name="P11">2Reference<text:tab/>4</text:p>
          <text:p text:style-name="P12">2.1Actions<text:tab/>4</text:p>
          <text:p text:style-name="P13">2.1.1Action Key/Name<text:tab/>4</text:p>
          <text:p text:style-name="P14">2.1.1.1What is it?<text:tab/>4</text:p>
          <text:p text:style-name="P14">2.1.1.2Where is it used?<text:tab/>4</text:p>
          <text:p text:style-name="P13">2.1.2Action Blocking Scope<text:tab/>4</text:p>
          <text:p text:style-name="P14">2.1.2.1Use<text:tab/>5</text:p>
          <text:p text:style-name="P14">2.1.2.2Custom Input Blocking<text:tab/>5</text:p>
          <text:p text:style-name="P13">2.1.3Action Enabled and Selected Properties<text:tab/>5</text:p>
          <text:p text:style-name="P13">2.1.4ResourceMap Properties<text:tab/>5</text:p>
          <text:p text:style-name="P14">2.1.4.1Notes<text:tab/>6</text:p>
          <text:p text:style-name="P13">2.1.5Action Method Parameters<text:tab/>7</text:p>
          <text:p text:style-name="P14">2.1.5.1Custom ApplicationActions<text:tab/>8</text:p>
          <text:p text:style-name="P13">2.1.6Action Method Return Types<text:tab/>8</text:p>
          <text:p text:style-name="P12">2.2Application<text:tab/>9</text:p>
          <text:p text:style-name="P12">2.3Task<text:tab/>10</text:p>
          <text:p text:style-name="P11">3Miscellaneous<text:tab/>10</text:p>
          <text:p text:style-name="P12">3.1* Support for additional application types<text:tab/>10</text:p>
          <text:p text:style-name="P13">3.1.1- MultiFrameApplication<text:tab/>10</text:p>
          <text:p text:style-name="P13">3.1.2- ServiceApplication (aka "tray application")<text:tab/>11</text:p>
          <text:p text:style-name="P13">3.1.3- AppletApplication<text:tab/>11</text:p>
          <text:p text:style-name="P12">3.2The Application singleton is problematic.<text:tab/>11</text:p>
          <text:p text:style-name="P12">3.3Support for customizing the services provided by ApplicationContext<text:tab/>11</text:p>
          <text:p text:style-name="P12">3.4Task should have-a SwingWorker rather than being a subclass.<text:tab/>11</text:p>
        </text:index-body>
      </text:table-of-content>
      <text:p text:style-name="Text_20_body"/>
      <text:h text:style-name="Heading_20_1" text:outline-level="1"><text:soft-page-break/>Programmer's Guide</text:h>
      <text:h text:style-name="Heading_20_2" text:outline-level="2">The @Resource Annotation</text:h>
      <text:p text:style-name="Text_20_body">The @Resource annotation can be used in arbitrary classes to initialize attribute values from resource files.</text:p>
      <text:p text:style-name="Text_20_body">The actual attribute resolution is triggered by a call like </text:p>
      <text:p text:style-name="P10"><text:span text:style-name="T8"><text:s text:c="8"/>Application.</text:span><text:span text:style-name="T9">getResourceManager</text:span><text:span text:style-name="T8">().getResourceMap( getClass() ).injectFields( </text:span><text:span text:style-name="T10">this</text:span><text:span text:style-name="T8"> );</text:span></text:p>
      <text:p text:style-name="Text_20_body">that is placed in a classes constructor. <text:s/>This resolves the annotated attributes from a properties file that is located in subpackage 'resources' and has the same name as the class to be resolved.</text:p>
      <text:p text:style-name="Text_20_body">The name of the key is created from the attribute name by appending it to the simple classname followed by a dot. <text:s/>For example attribute 'height' in class 'Table' results in a key of 'Table.height'.</text:p>
      <text:p text:style-name="Text_20_body">The actual resolution taking place depends on the type of the attribute. <text:s/>Primitive types are resolved by transforming their types string representation to the value.</text:p>
      <text:p text:style-name="Text_20_body">Arrays of primitive types can also be resolved. <text:s/>Look up the Javadoc in ResourceMap.</text:p>
      <text:p text:style-name="Text_20_body">Finally, it is possible to annotate instances of Component. <text:s/>This allows to resolve the Component's JavaBean properties directly from the resource file.</text:p>
      <text:p text:style-name="Text_20_body"/>
      <text:p text:style-name="Text_20_body">Name.java</text:p>
      <text:p text:style-name="Text_20_body">Class Name extends Jcomponent</text:p>
      <text:p text:style-name="Text_20_body">{</text:p>
      <text:p text:style-name="Text_20_body"><text:tab/>@Resource</text:p>
      <text:p text:style-name="Text_20_body"><text:tab/>private JLabel nameLabel = new JLabel();</text:p>
      <text:p text:style-name="Text_20_body">} </text:p>
      <text:p text:style-name="Text_20_body">resources/Name.properties</text:p>
      <text:p text:style-name="Text_20_body">Name.nameLabel.text = Name:</text:p>
      <text:p text:style-name="Text_20_body">Note: <text:s/>The annotation in the resource files seems highly redundant.</text:p>
      <text:h text:style-name="Heading_20_2" text:outline-level="2">How To: @Action Annotation</text:h>
      <text:p text:style-name="P2"><text:span text:style-name="T2">The Swing Application Framework provides a simple way of creating Swing </text:span><text:span text:style-name="Source_20_Text"><text:span text:style-name="T4">Action</text:span></text:span><text:span text:style-name="T2">s for your </text:span><text:span text:style-name="Source_20_Text"><text:span text:style-name="T4">Application</text:span></text:span><text:span text:style-name="T2">. If you'd like to learn more about using the </text:span><text:a xlink:type="simple" xlink:href="http://java.sun.com/javase/6/docs/api/javax/swing/Action.html"><text:span text:style-name="Source_20_Text"><text:span text:style-name="T7">Action</text:span></text:span></text:a><text:span text:style-name="T2"> interface and its most common implementation, the </text:span><text:a xlink:type="simple" xlink:href="http://java.sun.com/javase/6/docs/api/javax/swing/AbstractAction.html"><text:span text:style-name="Source_20_Text"><text:span text:style-name="T7">AbstractAction</text:span></text:span></text:a><text:span text:style-name="T2"> class, check out the </text:span><text:a xlink:type="simple" xlink:href="http://java.sun.com/docs/books/tutorial/uiswing/misc/action.html"><text:span text:style-name="T6">Swing tutorial article</text:span></text:a><text:span text:style-name="T2"> on them.</text:span></text:p>
      <text:p text:style-name="P2"><text:span text:style-name="Source_20_Text"><text:span text:style-name="T4">Action</text:span></text:span><text:span text:style-name="T2">s created using the </text:span><text:span text:style-name="Source_20_Text"><text:span text:style-name="T4">@Action</text:span></text:span><text:span text:style-name="T2"> annotation in SAF will be instances of </text:span><text:span text:style-name="Source_20_Text"><text:span text:style-name="T4">ApplicationAction</text:span></text:span><text:span text:style-name="T2">. These are created automatically by the </text:span><text:span text:style-name="Source_20_Text"><text:span text:style-name="T4">ApplicationActionMap</text:span></text:span><text:span text:style-name="T2"> for the class to which the </text:span><text:span text:style-name="Source_20_Text"><text:span text:style-name="T4">Action</text:span></text:span><text:span text:style-name="T2"> belongs, one </text:span><text:span text:style-name="Source_20_Text"><text:span text:style-name="T4">Action</text:span></text:span><text:span text:style-name="T2"> for each method that has the </text:span><text:span text:style-name="Source_20_Text"><text:span text:style-name="T4">@Action</text:span></text:span><text:span text:style-name="T2"> annotation. </text:span><text:span text:style-name="Source_20_Text"><text:span text:style-name="T4">ApplicationAction</text:span></text:span><text:span text:style-name="T2"> objects are aware of the </text:span><text:span text:style-name="Source_20_Text"><text:span text:style-name="T4">Application</text:span></text:span><text:span text:style-name="T2">,</text:span><text:span text:style-name="Source_20_Text"><text:span text:style-name="T4">ApplicationContext</text:span></text:span><text:span text:style-name="T2">, and </text:span><text:span text:style-name="Source_20_Text"><text:span text:style-name="T4">ApplicationActionMap</text:span></text:span><text:span text:style-name="T2"> that they reside in. They thus have access to the </text:span><text:span text:style-name="Source_20_Text"><text:span text:style-name="T4">ResourceMap</text:span></text:span><text:span text:style-name="T2">of the class in which they are declared, and this </text:span><text:span text:style-name="Source_20_Text"><text:span text:style-name="T4">ResourceMap</text:span></text:span><text:span text:style-name="T2"> is used to load the name, descriptions, icons, accelerators, and mnemonics of the Action from the class's properties file.</text:span></text:p>
      <text:p text:style-name="P2"><text:span text:style-name="T2">The </text:span><text:span text:style-name="Source_20_Text"><text:span text:style-name="T4">@Action</text:span></text:span><text:span text:style-name="T2"> annotation and </text:span><text:span text:style-name="Source_20_Text"><text:span text:style-name="T4">ApplicationAction</text:span></text:span><text:span text:style-name="T2"> thus eliminate the work that would otherwise be required to instantiate an </text:span><text:span text:style-name="Source_20_Text"><text:span text:style-name="T4">Action</text:span></text:span><text:span text:style-name="T2">, load and inject resources into it, and add it to an </text:span><text:span text:style-name="Source_20_Text"><text:span text:style-name="T4">ActionMap</text:span></text:span><text:span text:style-name="T2"> of a component. All that's left up to the developer is using them (e.g. installing them into a button).</text:span></text:p>
      <text:h text:style-name="Heading_20_3" text:outline-level="3"><text:bookmark text:name="Create"/><text:soft-page-break/>Create</text:h>
      <text:p text:style-name="P2"><text:span text:style-name="T2">First you need to create a method that will handle the </text:span><text:span text:style-name="Source_20_Text"><text:span text:style-name="T4">ActionEvent</text:span></text:span><text:span text:style-name="T2">s of the </text:span><text:span text:style-name="Source_20_Text"><text:span text:style-name="T4">Action</text:span></text:span><text:span text:style-name="T2">. This method is equivalent to the</text:span><text:span text:style-name="Source_20_Text"><text:span text:style-name="T4">actionPerformed</text:span></text:span><text:span text:style-name="T2"> method that must be overridden in </text:span><text:span text:style-name="Source_20_Text"><text:span text:style-name="T4">AbstractAction</text:span></text:span><text:span text:style-name="T2"> implementations. Therefore, whatever code you'd normally put in an </text:span><text:span text:style-name="Source_20_Text"><text:span text:style-name="T4">actionPerformed</text:span></text:span><text:span text:style-name="T2"> method, place in the method you've just created.</text:span></text:p>
      <text:p text:style-name="P2"><text:span text:style-name="T2">Note that </text:span><text:span text:style-name="Source_20_Text"><text:span text:style-name="T4">ApplicationAction</text:span></text:span><text:span text:style-name="T2"> instances generated using this method will be associated with instances of the class in which you write the method, so be sure to put the method in the appropriate class. Also, the name of the method will, by default, be the name/key of the </text:span><text:span text:style-name="Source_20_Text"><text:span text:style-name="T4">ApplicationAction</text:span></text:span><text:span text:style-name="T2"> which is used to declare resources for the </text:span><text:span text:style-name="Source_20_Text"><text:span text:style-name="T4">Action</text:span></text:span><text:span text:style-name="T2"> and is used to get an instance of the </text:span><text:span text:style-name="Source_20_Text"><text:span text:style-name="T4">Action</text:span></text:span><text:span text:style-name="T2"> from </text:span><text:span text:style-name="Source_20_Text"><text:span text:style-name="T4">ActionMap</text:span></text:span><text:span text:style-name="T2">s.</text:span></text:p>
      <text:p text:style-name="P2"><text:span text:style-name="T2">Next, place the </text:span><text:span text:style-name="Source_20_Text"><text:span text:style-name="T4">@Action</text:span></text:span><text:span text:style-name="T2"> annotation on the method.</text:span></text:p>
      <text:h text:style-name="P15" text:outline-level="4"><text:bookmark text:name="Example"/>Example</text:h>
      <text:p text:style-name="P2"><text:span text:style-name="Source_20_Text"><text:span text:style-name="T4">@Action<text:line-break/></text:span></text:span><text:span text:style-name="Source_20_Text"><text:span text:style-name="T4">public void sayHello() {<text:line-break/>    System.out.println("Hola Mundo");<text:line-break/></text:span></text:span><text:span text:style-name="Source_20_Text"><text:span text:style-name="T4">}</text:span></text:span></text:p>
      <text:h text:style-name="Heading_20_3" text:outline-level="3"><text:bookmark text:name="Acquire_an_Instance"/>Acquire an Instance</text:h>
      <text:p text:style-name="P2"><text:span text:style-name="T2">Assuming that you've created a method for the </text:span><text:span text:style-name="Source_20_Text"><text:span text:style-name="T4">Action</text:span></text:span><text:span text:style-name="T2"> and placed the </text:span><text:span text:style-name="Source_20_Text"><text:span text:style-name="T4">@Action</text:span></text:span><text:span text:style-name="T2"> annotation on it, an instance of</text:span><text:span text:style-name="Source_20_Text"><text:span text:style-name="T4">ApplicationAction</text:span></text:span><text:span text:style-name="T2"> will be lazily created during run time and placed in the </text:span><text:span text:style-name="Source_20_Text"><text:span text:style-name="T4">ActionMap</text:span></text:span><text:span text:style-name="T2"> for each instance of the class in which the </text:span><text:span text:style-name="Source_20_Text"><text:span text:style-name="T4">@Action</text:span></text:span><text:span text:style-name="T2"> method is defined. This </text:span><text:span text:style-name="Source_20_Text"><text:span text:style-name="T4">ActionMap</text:span></text:span><text:span text:style-name="T2"> can be accessed through the </text:span><text:span text:style-name="Source_20_Text"><text:span text:style-name="T4">ApplicationContext</text:span></text:span><text:span text:style-name="T2"> of the</text:span><text:span text:style-name="Source_20_Text"><text:span text:style-name="T4">Application</text:span></text:span><text:span text:style-name="T2">.</text:span></text:p>
      <text:p text:style-name="P2"><text:span text:style-name="T2">Once the </text:span><text:span text:style-name="Source_20_Text"><text:span text:style-name="T4">ActionMap</text:span></text:span><text:span text:style-name="T2"> is acquired, the </text:span><text:span text:style-name="Source_20_Text"><text:span text:style-name="T4">Action</text:span></text:span><text:span text:style-name="T2"> can be retrieved using the map's </text:span><text:span text:style-name="Source_20_Text"><text:span text:style-name="T4">get</text:span></text:span><text:span text:style-name="T2"> method and the </text:span><text:span text:style-name="Source_20_Text"><text:span text:style-name="T4">Action</text:span></text:span><text:span text:style-name="T2">'s key (the name of the </text:span><text:span text:style-name="Source_20_Text"><text:span text:style-name="T4">@Action</text:span></text:span><text:span text:style-name="T2"> method by default).</text:span></text:p>
      <text:h text:style-name="P15" text:outline-level="4"><text:bookmark text:name="Example1"/>Example</text:h>
      <text:p text:style-name="P2"><text:span text:style-name="Source_20_Text"><text:span text:style-name="T4">public class MyClass {<text:line-break/>    <text:line-break/>    private JButton button;<text:line-break/>    <text:line-break/>    public MyClass() {<text:line-break/>        Action sayHelloAction = <text:line-break/>                Application.getContext().getActionMap(this).get("sayHello");<text:line-break/>        button = new JButton(sayHelloAction);<text:line-break/>    }<text:line-break/>    <text:line-break/>    @Action<text:line-break/>    public void sayHello() {<text:line-break/>        System.out.println("Hola Mundo");<text:line-break/>    }<text:line-break/></text:span></text:span><text:span text:style-name="Source_20_Text"><text:span text:style-name="T4">    <text:line-break/>}</text:span></text:span></text:p>
      <text:h text:style-name="Heading_20_3" text:outline-level="3"><text:bookmark text:name="Inject_Resources"/>Inject Resources</text:h>
      <text:p text:style-name="P2"><text:span text:style-name="T2">Resource injection is handled automatically when the </text:span><text:span text:style-name="Source_20_Text"><text:span text:style-name="T4">Application</text:span></text:span><text:span text:style-name="T2"> creates the </text:span><text:span text:style-name="Source_20_Text"><text:span text:style-name="T4">Action</text:span></text:span><text:span text:style-name="T2">. All you have to do is create a resource properties file for the class in which the </text:span><text:span text:style-name="Source_20_Text"><text:span text:style-name="T4">@Action</text:span></text:span><text:span text:style-name="T2"> method is defined and then create entries for the various resources you'd like to inject.</text:span></text:p>
      <text:p text:style-name="P2"><text:span text:style-name="T2">Resources for </text:span><text:span text:style-name="Source_20_Text"><text:span text:style-name="T4">Action</text:span></text:span><text:span text:style-name="T2">s must be in the following format: </text:span><text:span text:style-name="Source_20_Text"><text:span text:style-name="T4">name.Action.property = value</text:span></text:span><text:span text:style-name="T2"> where </text:span><text:span text:style-name="T3">name</text:span><text:span text:style-name="T2"> is the key or name of </text:span><text:span text:style-name="Source_20_Text"><text:span text:style-name="T4">Action</text:span></text:span><text:span text:style-name="T2"> and </text:span><text:span text:style-name="T3">property</text:span><text:span text:style-name="T2"> is the property to inject. For a full list of which properties are recognized, see the </text:span><text:span text:style-name="Source_20_Text"><text:span text:style-name="T4">@Action</text:span></text:span><text:a xlink:type="simple" xlink:href="https://kenai.com/projects/bsaf/pages/Action_Annotation_Reference#ResourceMap_Properties"><text:span text:style-name="T5">reference wiki</text:span></text:a><text:span text:style-name="T2">.</text:span></text:p>
      <text:p text:style-name="P2"><text:span text:style-name="T2">Note that, as with all resource files for classes using SAF, the resource file should be placed in folder called "resources". So if a class's full name is </text:span><text:span text:style-name="Source_20_Text"><text:span text:style-name="T4">org.bsaf.wiki.acthowto.MyClass</text:span></text:span><text:span text:style-name="T2">, then resource values should be entered into the file</text:span><text:span text:style-name="Source_20_Text"><text:span text:style-name="T4">org/bsaf/wiki/acthowto/resources/MyClass.properties</text:span></text:span><text:span text:style-name="T2">.</text:span></text:p>
      <text:h text:style-name="P15" text:outline-level="4"><text:bookmark text:name="Example2"/>Example</text:h>
      <text:p text:style-name="P2"><text:span text:style-name="Source_20_Text"><text:span text:style-name="T4">sayHello.Action.text = _Say Hello<text:line-break/>sayHello.Action.icon = hello.png<text:line-break/></text:span></text:span><text:soft-page-break/><text:span text:style-name="Source_20_Text"><text:span text:style-name="T4">sayHello.Action.accelerator = control shift S<text:line-break/>sayHello.Action.shortDescription = Prints "hello world" in Spanish</text:span></text:span></text:p>
      <text:h text:style-name="Heading_20_3" text:outline-level="3"><text:bookmark text:name="Bind_State_to_Property"/>Bind State to Property</text:h>
      <text:p text:style-name="P2"><text:span text:style-name="T2">The two boolean states of an </text:span><text:span text:style-name="Source_20_Text"><text:span text:style-name="T4">ApplicationAction</text:span></text:span><text:span text:style-name="T2">, </text:span><text:span text:style-name="T3">enabled</text:span><text:span text:style-name="T2"> and </text:span><text:span text:style-name="T3">selected</text:span><text:span text:style-name="T2">, can be bound to a bean property of the class in which it is created. Whenever that property of the class to which it is bound changes (and fires a </text:span><text:span text:style-name="Source_20_Text"><text:span text:style-name="T4">PropertyChangeEvent</text:span></text:span><text:span text:style-name="T2">), the state of the </text:span><text:span text:style-name="Source_20_Text"><text:span text:style-name="T4">Action</text:span></text:span><text:span text:style-name="T2"> will change to reflect the new property value.</text:span></text:p>
      <text:p text:style-name="P2"><text:span text:style-name="T2">Note that the </text:span><text:span text:style-name="T3">selected</text:span><text:span text:style-name="T2"> </text:span><text:span text:style-name="Source_20_Text"><text:span text:style-name="T4">Action</text:span></text:span><text:span text:style-name="T2"> property will only affect Swing buttons that use this property, such as </text:span><text:span text:style-name="Source_20_Text"><text:span text:style-name="T4">JCheckBox</text:span></text:span><text:span text:style-name="T2">,</text:span><text:span text:style-name="Source_20_Text"><text:span text:style-name="T4">JCheckBoxMenuItem</text:span></text:span><text:span text:style-name="T2">, </text:span><text:span text:style-name="Source_20_Text"><text:span text:style-name="T4">JRadioButton</text:span></text:span><text:span text:style-name="T2">, </text:span><text:span text:style-name="Source_20_Text"><text:span text:style-name="T4">JRadioMenuButton</text:span></text:span><text:span text:style-name="T2">, and </text:span><text:span text:style-name="Source_20_Text"><text:span text:style-name="T4">JToggleButton</text:span></text:span><text:span text:style-name="T2">. The </text:span><text:span text:style-name="T3">enabled</text:span><text:span text:style-name="T2"> </text:span><text:span text:style-name="Source_20_Text"><text:span text:style-name="T4">Action</text:span></text:span><text:span text:style-name="T2"> property will affect all buttons.</text:span></text:p>
      <text:h text:style-name="P15" text:outline-level="4"><text:bookmark text:name="Example3"/>Example</text:h>
      <text:p text:style-name="P2"><text:span text:style-name="T2">In this example, whenever the MyClass property </text:span><text:span text:style-name="T3">vocal</text:span><text:span text:style-name="T2"> is false, as is the default here, the </text:span><text:span text:style-name="T3">sayHello</text:span><text:span text:style-name="T2"> </text:span><text:span text:style-name="Source_20_Text"><text:span text:style-name="T4">Action</text:span></text:span><text:span text:style-name="T2"> will be disabled. When </text:span><text:span text:style-name="Source_20_Text"><text:span text:style-name="T4">setVocal(true)</text:span></text:span><text:span text:style-name="T2"> is called, the </text:span><text:span text:style-name="Source_20_Text"><text:span text:style-name="T4">Action</text:span></text:span><text:span text:style-name="T2"> will become enabled.</text:span></text:p>
      <text:p text:style-name="P2"><text:span text:style-name="Source_20_Text"><text:span text:style-name="T4">public class MyClass {<text:line-break/>    <text:line-break/>    private boolean vocal;<text:line-break/>    <text:line-break/></text:span></text:span><text:span text:style-name="Source_20_Text"><text:span text:style-name="T4">    public MyClass() {<text:line-break/>        setVocal(false);<text:line-break/></text:span></text:span><text:span text:style-name="Source_20_Text"><text:span text:style-name="T4">    }<text:line-break/>    <text:line-break/>    @Action(enabledProperty = "vocal")<text:line-break/>    public void sayHello() {<text:line-break/>        System.out.println("Hola Mundo");<text:line-break/>    }<text:line-break/>    <text:line-break/>    public boolean isVocal() {<text:line-break/>        return vocal;<text:line-break/>    }<text:line-break/>    <text:line-break/>    public void setVocal(boolean vocal) {<text:line-break/>        boolean old = this.vocal;<text:line-break/>        this.vocal = vocal;<text:line-break/>        firePropertyChange("vocal", old, vocal)<text:line-break/>    }<text:line-break/>    <text:line-break/>}</text:span></text:span></text:p>
      <text:h text:style-name="Heading_20_1" text:outline-level="1">Reference</text:h>
      <text:h text:style-name="Heading_20_2" text:outline-level="2">Actions</text:h>
      <text:h text:style-name="Heading_20_3" text:outline-level="3">Action Key/Name</text:h>
      <text:p text:style-name="P1">The terms <text:span text:style-name="T1">key</text:span> and <text:span text:style-name="T1">name</text:span> both represent the topic discussed here. This document will use <text:span text:style-name="T1">key</text:span> since this term cannot be confused with the Action.NAME property.</text:p>
      <text:h text:style-name="P15" text:outline-level="4"><text:bookmark text:name="What_is_it?"/>What is it?</text:h>
      <text:p text:style-name="P2"><text:span text:style-name="T2">This key of an Action is, by default, the name of the method upon which the @Action annotation is placed. This can be overridden by defining a value for the </text:span><text:span text:style-name="Source_20_Text"><text:span text:style-name="T4">name</text:span></text:span><text:span text:style-name="T2"> parameter in the @Action annotation.</text:span></text:p>
      <text:p text:style-name="P2"><text:span text:style-name="Source_20_Text"><text:span text:style-name="T4">@Action(name="customName")<text:line-break/>public void doThisRightHere() {<text:line-break/>    // actionPerformed code<text:line-break/>}</text:span></text:span></text:p>
      <text:p text:style-name="P2"><text:span text:style-name="T2">In the above example, an Action will be created with the key "customName". It will call </text:span><text:span text:style-name="Source_20_Text"><text:span text:style-name="T4">doThisRightHere()</text:span></text:span><text:span text:style-name="T2"> when an event is fired to it. If the </text:span><text:span text:style-name="Source_20_Text"><text:span text:style-name="T4">name="customName"</text:span></text:span><text:span text:style-name="T2"> parameter had not been </text:span><text:soft-page-break/><text:span text:style-name="T2">entered in the annotation, the key of the Action would have been "doThisRightHere".</text:span></text:p>
      <text:h text:style-name="P15" text:outline-level="4"><text:bookmark text:name="Where_is_it_used?"/>Where is it used?</text:h>
      <text:p text:style-name="P6">The key of an Action is used primarily in two ways. First, it is used in the Action's ResourceBundle to define resources for the Action. If the key of the Action is "name", then a resource entry defining an icon for the Action, for example, would be:</text:p>
      <text:p text:style-name="P2"><text:span text:style-name="Source_20_Text"><text:span text:style-name="T4">name.Action.icon = myIconFileName.png</text:span></text:span></text:p>
      <text:p text:style-name="P6">Secondly, it is used to retrieve the Action from an ActionMap. Once again, if the key of the Action is "name", then the following code would retrieve it from an ApplicationActionMap:</text:p>
      <text:p text:style-name="P2"><text:span text:style-name="Source_20_Text"><text:span text:style-name="T4">Application.getInstance().getContext().getActionMap(mySwingComponent).get("name");</text:span></text:span></text:p>
      <text:p text:style-name="P7"/>
      <text:h text:style-name="Heading_20_3" text:outline-level="3"><text:bookmark text:name="Action_Blocking_Scope"/>Action Blocking Scope</text:h>
      <text:p text:style-name="P2"><text:span text:style-name="T2">The following table lists the blocking scope values that can be used for the </text:span><text:span text:style-name="Source_20_Text"><text:span text:style-name="T4">block</text:span></text:span><text:span text:style-name="T2"> parameter of the @Action annotatio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5">Scope Value</text:p>
          </table:table-cell>
          <table:table-cell table:style-name="Tabelle1.B1" office:value-type="string">
            <text:p text:style-name="P5">Blocking Target</text:p>
          </table:table-cell>
          <table:table-cell table:style-name="Tabelle1.C1" office:value-type="string">
            <text:p text:style-name="P5">What Happens</text:p>
          </table:table-cell>
        </table:table-row>
        <table:table-row>
          <table:table-cell table:style-name="Tabelle1.A2" office:value-type="string">
            <text:p text:style-name="P3">Task.BlockingScope.NONE</text:p>
          </table:table-cell>
          <table:table-cell table:style-name="Tabelle1.B2" office:value-type="string">
            <text:p text:style-name="P3">Nothing</text:p>
          </table:table-cell>
          <table:table-cell table:style-name="Tabelle1.C2" office:value-type="string">
            <text:p text:style-name="P3">No input is blocked.</text:p>
          </table:table-cell>
        </table:table-row>
        <table:table-row>
          <table:table-cell table:style-name="Tabelle1.A2" office:value-type="string">
            <text:p text:style-name="P3">Task.BlockingScope.ACTION</text:p>
          </table:table-cell>
          <table:table-cell table:style-name="Tabelle1.B2" office:value-type="string">
            <text:p text:style-name="P3">The Action</text:p>
          </table:table-cell>
          <table:table-cell table:style-name="Tabelle1.C2" office:value-type="string">
            <text:p text:style-name="P3">The Action is disabled while the Task runs.</text:p>
          </table:table-cell>
        </table:table-row>
        <table:table-row>
          <table:table-cell table:style-name="Tabelle1.A2" office:value-type="string">
            <text:p text:style-name="P3">Task.BlockingScope.COMPONENT</text:p>
          </table:table-cell>
          <table:table-cell table:style-name="Tabelle1.B2" office:value-type="string">
            <text:p text:style-name="P3">The source component of the ActionEvent.</text:p>
          </table:table-cell>
          <table:table-cell table:style-name="Tabelle1.C2" office:value-type="string">
            <text:p text:style-name="P3">The source of the ActionEvent (e.g. the JButton to which the Action is set) is disabled while the Task runs.</text:p>
          </table:table-cell>
        </table:table-row>
        <table:table-row>
          <table:table-cell table:style-name="Tabelle1.A2" office:value-type="string">
            <text:p text:style-name="P3">Task.BlockingScope.WINDOW</text:p>
          </table:table-cell>
          <table:table-cell table:style-name="Tabelle1.B2" office:value-type="string">
            <text:p text:style-name="P3">The RootPaneContainer ancestor of the component.</text:p>
          </table:table-cell>
          <table:table-cell table:style-name="Tabelle1.C2" office:value-type="string">
            <text:p text:style-name="P3">The RootPaneContainer (e.g. JFrame, JWindow, JDialog, JInternalFrame, JApplet), in which the source component is a child, is disabled while the Task runs. This is accomplished by setting a glass pane over the Window that consumes all inputs, disabling the Window's menu bar, and displaying a JDialog with a busy message.</text:p>
          </table:table-cell>
        </table:table-row>
        <table:table-row>
          <table:table-cell table:style-name="Tabelle1.A6" office:value-type="string">
            <text:p text:style-name="P3">Task.BlockingScope.APPLICATION</text:p>
          </table:table-cell>
          <table:table-cell table:style-name="Tabelle1.B6" office:value-type="string">
            <text:p text:style-name="P3">Same behavior as Task.BlockingScope.WINDOW</text:p>
          </table:table-cell>
          <table:table-cell table:style-name="Tabelle1.C6" office:value-type="string">
            <text:p text:style-name="P8">Same behavior as Task.BlockingScope.WINDOW</text:p>
          </table:table-cell>
        </table:table-row>
      </table:table>
      <text:h text:style-name="P15" text:outline-level="4"><text:bookmark text:name="Use"/>Use</text:h>
      <text:p text:style-name="P2"><text:span text:style-name="T2">To set the BlockingScope of an Action, use the </text:span><text:span text:style-name="Source_20_Text"><text:span text:style-name="T4">block</text:span></text:span><text:span text:style-name="T2"> parameter of the @Action annotation. The following creates an Action with the Task.BlockingScope.COMPONENT scope:</text:span></text:p>
      <text:p text:style-name="P2"><text:span text:style-name="Source_20_Text"><text:span text:style-name="T4">@Action(block = Task.BlockingScope.COMPONENT)<text:line-break/>public Task doMyTask() {<text:line-break/>    return new MyTask()<text:line-break/>}</text:span></text:span></text:p>
      <text:p text:style-name="P6">The BlockScope of an Action is only relevant if the Action method returns an instance of Task, as done in the above example. If the Action method does not return a Task, this parameter is ignored. Also note: input is only blocked during execution of the Task, not during execution of the code in the Action method.</text:p>
      <text:p text:style-name="P2"><text:span text:style-name="T2">For more information about return types of Action methods, see </text:span><text:a xlink:type="simple" xlink:href="https://kenai.com/projects/bsaf/pages/Action_Annotation_Reference#Action_Method_Return_Types"><text:span text:style-name="T5">below</text:span></text:a><text:span text:style-name="T2">.</text:span></text:p>
      <text:h text:style-name="P15" text:outline-level="4"><text:bookmark text:name="Custom_Input_Blocking"/><text:soft-page-break/>Custom Input Blocking</text:h>
      <text:p text:style-name="P6">The information in the "What Happens" column of the table above describes the behavior of the default input blocker, which is always used when no other InputBlocker is set. If you want to customize the behavior of input blocking, you can create a subclass of Task.InputBlocker, and set the Task's InputBlocker before returning it in the Action method, as in the following example:</text:p>
      <text:p text:style-name="P2"><text:span text:style-name="Source_20_Text"><text:span text:style-name="T4">@Action(block = Task.BlockingScope.COMPONENT)<text:line-break/>public Task doMyTask() {<text:line-break/>    Task task = new MyTask();<text:line-break/>    task.setInputBlocker(createCustomInputBlocker(task));<text:line-break/>    return task<text:line-break/>}</text:span></text:span></text:p>
      <text:p text:style-name="P6">In the above case, instead of using an instance of DefaultInputBlocker, the custom InputBlocker will be used.</text:p>
      <text:p text:style-name="P7"/>
      <text:h text:style-name="Heading_20_3" text:outline-level="3"><text:bookmark text:name="Action_Enabled_and_Selected_Properties"/>Action Enabled and Selected Properties</text:h>
      <text:p text:style-name="P1">If you bind the enabled or selected state of an Action to a bean property using the enabledProperty and/or selectedProperty parameters of the @Action annotation, the class in which you define the Action method must have the appropriate methods. These include <text:span text:style-name="T1">add</text:span>, <text:span text:style-name="T1">remove</text:span>, and <text:span text:style-name="T1">get</text:span> PropertyChangeListener methods, as well as an <text:span text:style-name="T1">is</text:span> method for the property. The absence of a <text:span text:style-name="T1">set</text:span> method for the property will not cause an error in SAF, but by beans convention, it should exist.</text:p>
      <text:p text:style-name="P7"/>
      <text:h text:style-name="Heading_20_3" text:outline-level="3"><text:bookmark text:name="ResourceMap_Properties"/>ResourceMap Properties<text:note text:id="ftn1" text:note-class="footnote"><text:note-citation>1</text:note-citation><text:note-body><text:p text:style-name="Footnote">The properties are defined in MackAction#initActionProperties( ResourceMap )</text:p></text:note-body></text:note></text:h>
      <text:p text:style-name="P6">The following table lists the Action resource properties recognized by SAF, and it also explains to what type of object the text value will be converted. Note that in the following table, "name" is used as a place holder for the key of the Action.</text:p>
      <table:table table:name="Tabelle2" table:style-name="Tabelle2">
        <table:table-column table:style-name="Tabelle2.A"/>
        <table:table-column table:style-name="Tabelle2.B"/>
        <table:table-column table:style-name="Tabelle2.C"/>
        <table:table-row>
          <table:table-cell table:style-name="Tabelle2.A1" office:value-type="string">
            <text:p text:style-name="P5">ResourceBundle Key</text:p>
          </table:table-cell>
          <table:table-cell table:style-name="Tabelle2.B1" office:value-type="string">
            <text:p text:style-name="P5">Swing Action Keys Affected</text:p>
          </table:table-cell>
          <table:table-cell table:style-name="Tabelle2.C1" office:value-type="string">
            <text:p text:style-name="P5">Resource Converted To</text:p>
          </table:table-cell>
        </table:table-row>
        <table:table-row>
          <table:table-cell table:style-name="Tabelle2.A2" office:value-type="string">
            <text:p text:style-name="P3">name.Action.text</text:p>
          </table:table-cell>
          <table:table-cell table:style-name="Tabelle2.B2" office:value-type="string">
            <text:p text:style-name="P3">Action.NAME<text:line-break/>Action.MNEMONIC_KEY<text:line-break/>Action.DISPLAYED_MNEMONIC_INDEX_KEY</text:p>
          </table:table-cell>
          <table:table-cell table:style-name="Tabelle2.C2" office:value-type="string">
            <text:p text:style-name="P3">String</text:p>
          </table:table-cell>
        </table:table-row>
        <table:table-row>
          <table:table-cell table:style-name="Tabelle2.A2" office:value-type="string">
            <text:p text:style-name="P3">name.Action.mnemonic</text:p>
          </table:table-cell>
          <table:table-cell table:style-name="Tabelle2.B2" office:value-type="string">
            <text:p text:style-name="P3">Action.MNEMONIC_KEY</text:p>
          </table:table-cell>
          <table:table-cell table:style-name="Tabelle2.C2" office:value-type="string">
            <text:p text:style-name="P3">Integer (KeyCode)</text:p>
          </table:table-cell>
        </table:table-row>
        <table:table-row>
          <table:table-cell table:style-name="Tabelle2.A2" office:value-type="string">
            <text:p text:style-name="P3">name.Action.displayedMnemonicIndex</text:p>
          </table:table-cell>
          <table:table-cell table:style-name="Tabelle2.B2" office:value-type="string">
            <text:p text:style-name="P3">Action.DISPLAYED_MNEMONIC_INDEX_KEY</text:p>
          </table:table-cell>
          <table:table-cell table:style-name="Tabelle2.C2" office:value-type="string">
            <text:p text:style-name="P3">Integer</text:p>
          </table:table-cell>
        </table:table-row>
        <table:table-row>
          <table:table-cell table:style-name="Tabelle2.A2" office:value-type="string">
            <text:p text:style-name="P3">name.Action.accelerator</text:p>
          </table:table-cell>
          <table:table-cell table:style-name="Tabelle2.B2" office:value-type="string">
            <text:p text:style-name="P3">Action.ACCELERATOR_KEY</text:p>
          </table:table-cell>
          <table:table-cell table:style-name="Tabelle2.C2" office:value-type="string">
            <text:p text:style-name="P3">KeyStroke</text:p>
          </table:table-cell>
        </table:table-row>
        <table:table-row>
          <table:table-cell table:style-name="Tabelle2.A2" office:value-type="string">
            <text:p text:style-name="P3">name.Action.icon</text:p>
          </table:table-cell>
          <table:table-cell table:style-name="Tabelle2.B2" office:value-type="string">
            <text:p text:style-name="P3">Action.SMALL_ICON<text:line-break/>Action.LARGE_ICON_KEY</text:p>
          </table:table-cell>
          <table:table-cell table:style-name="Tabelle2.C2" office:value-type="string">
            <text:p text:style-name="P3">Icon</text:p>
          </table:table-cell>
        </table:table-row>
        <table:table-row>
          <table:table-cell table:style-name="Tabelle2.A2" office:value-type="string">
            <text:p text:style-name="P3">name.Action.smallIcon</text:p>
          </table:table-cell>
          <table:table-cell table:style-name="Tabelle2.B2" office:value-type="string">
            <text:p text:style-name="P3">Action.SMALL_ICON</text:p>
          </table:table-cell>
          <table:table-cell table:style-name="Tabelle2.C2" office:value-type="string">
            <text:p text:style-name="P3">Icon</text:p>
          </table:table-cell>
        </table:table-row>
        <table:table-row>
          <table:table-cell table:style-name="Tabelle2.A2" office:value-type="string">
            <text:p text:style-name="P3">name.Action.largeIcon</text:p>
          </table:table-cell>
          <table:table-cell table:style-name="Tabelle2.B2" office:value-type="string">
            <text:p text:style-name="P3">Action.LARGE_ICON_KEY</text:p>
          </table:table-cell>
          <table:table-cell table:style-name="Tabelle2.C2" office:value-type="string">
            <text:p text:style-name="P3">Icon</text:p>
          </table:table-cell>
        </table:table-row>
        <table:table-row>
          <table:table-cell table:style-name="Tabelle2.A2" office:value-type="string">
            <text:p text:style-name="P3">name.Action.shortDescription</text:p>
          </table:table-cell>
          <table:table-cell table:style-name="Tabelle2.B2" office:value-type="string">
            <text:p text:style-name="P3">Action.SHORT_DESCRIPTION</text:p>
          </table:table-cell>
          <table:table-cell table:style-name="Tabelle2.C2" office:value-type="string">
            <text:p text:style-name="P3">String</text:p>
          </table:table-cell>
        </table:table-row>
        <table:table-row>
          <table:table-cell table:style-name="Tabelle2.A2" office:value-type="string">
            <text:p text:style-name="P3">name.Action.longDescription</text:p>
          </table:table-cell>
          <table:table-cell table:style-name="Tabelle2.B2" office:value-type="string">
            <text:p text:style-name="P3">Action.LONG_DESCRIPTION</text:p>
          </table:table-cell>
          <table:table-cell table:style-name="Tabelle2.C2" office:value-type="string">
            <text:p text:style-name="P3">String</text:p>
          </table:table-cell>
        </table:table-row>
        <table:table-row>
          <table:table-cell table:style-name="Tabelle2.A11" office:value-type="string">
            <text:p text:style-name="P3">name.Action.command</text:p>
          </table:table-cell>
          <table:table-cell table:style-name="Tabelle2.B11" office:value-type="string">
            <text:p text:style-name="P3">Action.ACTION_COMMAND_KEY</text:p>
          </table:table-cell>
          <table:table-cell table:style-name="Tabelle2.C11" office:value-type="string">
            <text:p text:style-name="P8">String</text:p>
          </table:table-cell>
        </table:table-row>
        <text:soft-page-break/>
        <table:table-row>
          <table:table-cell table:style-name="Tabelle2.A11" office:value-type="string">
            <text:p text:style-name="P3"/>
          </table:table-cell>
          <table:table-cell table:style-name="Tabelle2.B11" office:value-type="string">
            <text:p text:style-name="P3"/>
          </table:table-cell>
          <table:table-cell table:style-name="Tabelle2.C11" office:value-type="string">
            <text:p text:style-name="P8"/>
          </table:table-cell>
        </table:table-row>
        <table:table-row>
          <table:table-cell table:style-name="Tabelle2.A11" office:value-type="string">
            <text:p text:style-name="P3">name.Action.category</text:p>
          </table:table-cell>
          <table:table-cell table:style-name="Tabelle2.B13" office:value-type="string">
            <text:p text:style-name="P3">N/A</text:p>
          </table:table-cell>
          <table:table-cell table:style-name="Tabelle2.C11" office:value-type="string">
            <text:p text:style-name="P8">String</text:p>
          </table:table-cell>
        </table:table-row>
        <table:table-row>
          <table:table-cell table:style-name="Tabelle2.A11" office:value-type="string">
            <text:p text:style-name="P3">name.Action.categorySortId</text:p>
          </table:table-cell>
          <table:table-cell table:style-name="Tabelle2.B13" office:value-type="string">
            <text:p text:style-name="P3">N/A</text:p>
          </table:table-cell>
          <table:table-cell table:style-name="Tabelle2.C11" office:value-type="string">
            <text:p text:style-name="P8">String</text:p>
          </table:table-cell>
        </table:table-row>
        <table:table-row>
          <table:table-cell table:style-name="Tabelle2.A11" office:value-type="string">
            <text:p text:style-name="P3">name.Action.toolbarFlag</text:p>
          </table:table-cell>
          <table:table-cell table:style-name="Tabelle2.B11" office:value-type="string">
            <text:p text:style-name="P3">N/A</text:p>
          </table:table-cell>
          <table:table-cell table:style-name="Tabelle2.C11" office:value-type="string">
            <text:p text:style-name="P8">Boolean</text:p>
          </table:table-cell>
        </table:table-row>
        <table:table-row>
          <table:table-cell table:style-name="Tabelle2.A11" office:value-type="string">
            <text:p text:style-name="P3">name.Action.menuFlag</text:p>
          </table:table-cell>
          <table:table-cell table:style-name="Tabelle2.B11" office:value-type="string">
            <text:p text:style-name="P3">N/A</text:p>
          </table:table-cell>
          <table:table-cell table:style-name="Tabelle2.C11" office:value-type="string">
            <text:p text:style-name="P8">Boolean</text:p>
          </table:table-cell>
        </table:table-row>
        <table:table-row>
          <table:table-cell table:style-name="Tabelle2.A11" office:value-type="string">
            <text:p text:style-name="P3">name.Action.group</text:p>
          </table:table-cell>
          <table:table-cell table:style-name="Tabelle2.B11" office:value-type="string">
            <text:p text:style-name="P3">N/A</text:p>
          </table:table-cell>
          <table:table-cell table:style-name="Tabelle2.C11" office:value-type="string">
            <text:p text:style-name="P8">String</text:p>
          </table:table-cell>
        </table:table-row>
        <table:table-row>
          <table:table-cell table:style-name="Tabelle2.A11" office:value-type="string">
            <text:p text:style-name="P3">name.Action.selected</text:p>
          </table:table-cell>
          <table:table-cell table:style-name="Tabelle2.B11" office:value-type="string">
            <text:p text:style-name="P3">N/A</text:p>
          </table:table-cell>
          <table:table-cell table:style-name="Tabelle2.C11" office:value-type="string">
            <text:p text:style-name="P8">Boolean</text:p>
          </table:table-cell>
        </table:table-row>
      </table:table>
      <text:p text:style-name="Text_20_body"/>
      <text:h text:style-name="P15" text:outline-level="4"><text:bookmark text:name="Notes"/>Notes</text:h>
      <text:p text:style-name="P4">General</text:p>
      <text:p text:style-name="P9">If none of name.Action.text, name.Action.icon, name.Action.smallIcon, and name.Action.largeIcon are defined in the Action's ResourceBundle, the key of the Action will be entered as the value for Action.NAME.</text:p>
      <text:p text:style-name="P4">name.Action.text</text:p>
      <text:p text:style-name="P9">If the resource's value contains an "&amp;" or an "_", it's assumed to mark the following character as the mnemonic. If name.Action.mnemonic and/or name.Action.displayedMnemonic resources are also defined in the ResourceBundle (this should rarely be necessary), they'll override the mnemonic specified with the name.Action.text marker character. At one point in time, there was an idea to allow the character marking the mnemonic to be customized instead of having to use "&amp;" or "_". This idea was never implemented.</text:p>
      <text:p text:style-name="P4">name.Action.icon</text:p>
      <text:p text:style-name="P9">Initializes both the small and large icon with its value. If name.Action.smallIcon and/or name.Action.largeIcon are also defined in the ResourceBundle, these values will override the value of name.Action.icon.</text:p>
      <text:p text:style-name="P4">name.Action.displayedMnemonicIndexKey</text:p>
      <text:p text:style-name="P9">The constant Action.DISPLAYED_MNEMONIC_INDEX has only existed since Java SE 6. If the key is present in the ResourceBundle, its value will be put into the ApplicationAction regardless of the Java version, but it may have no effect on components in versions prior to 6.</text:p>
      <text:p text:style-name="P4">name.Action.category and name.Action.categorySortId</text:p>
      <text:p text:style-name="P9">Allows to group actions. This is used when actions are presented in different areas of the user interface. For menus the category represents a single menu, in toolbars actions of the same category are placed near each other, delimited to actions from other categories.</text:p>
      <text:p text:style-name="P9">The categorySortId is used to control the order of the actions in the action container.</text:p>
      <text:p text:style-name="P4">name.Action.toolbarFlag and name.Action.menuFlag</text:p>
      <text:p text:style-name="P9">Mark an action to be placed in a certain action container.</text:p>
      <text:p text:style-name="P4">name.Action.group</text:p>
      <text:p text:style-name="P9">Mark an action to be part of an action group. <text:s/>This is used for stateful actions that are presented for example as toggle buttons, where the selection of one button deselects the other buttons.</text:p>
      <text:p text:style-name="P4">name.Action.selected</text:p>
      <text:p text:style-name="P9">Set the action's selection state to the configured value. This implicitly marks the action as toggle action.</text:p>
      <text:p text:style-name="P4"><text:soft-page-break/>Small vs. Large Icons in Swing</text:p>
      <text:p text:style-name="P9">If you specify only one of the two icon sizes, that icon will be used for both JButton instances and JMenuItem instances. If you specify both, however, the large icon will be used by JButton components, and the small icon will be used in JMenuItem components.</text:p>
      <text:p text:style-name="P4">Long vs. Short Descriptions in Swing</text:p>
      <text:p text:style-name="P9">The long description is not used by any of the standard Swing components. The short description is used as the tool tip text.</text:p>
      <text:h text:style-name="Heading_20_3" text:outline-level="3"><text:bookmark text:name="Action_Method_Parameters"/>Action Method Parameters</text:h>
      <text:p text:style-name="P6">The method used to define the Action can have the following types of parameters. The table explains which values will be passed for each type of parameter. Duplicates of the same type of parameter will have the same values. Parameters of classes other than those in the following table will cause an exception to be thrown when an event is fired to the Action.</text:p>
      <table:table table:name="Tabelle3" table:style-name="Tabelle3">
        <table:table-column table:style-name="Tabelle3.A"/>
        <table:table-column table:style-name="Tabelle3.B"/>
        <table:table-row>
          <table:table-cell table:style-name="Tabelle3.A1" office:value-type="string">
            <text:p text:style-name="P5">Parameter Class</text:p>
          </table:table-cell>
          <table:table-cell table:style-name="Tabelle3.B1" office:value-type="string">
            <text:p text:style-name="P5">Value Passed</text:p>
          </table:table-cell>
        </table:table-row>
        <table:table-row>
          <table:table-cell table:style-name="Tabelle3.A2" office:value-type="string">
            <text:p text:style-name="P3">ActionEvent.class</text:p>
          </table:table-cell>
          <table:table-cell table:style-name="Tabelle3.B2" office:value-type="string">
            <text:p text:style-name="P3">The ActionEvent object for the event.</text:p>
          </table:table-cell>
        </table:table-row>
        <table:table-row>
          <table:table-cell table:style-name="Tabelle3.A2" office:value-type="string">
            <text:p text:style-name="P3">Action.class</text:p>
          </table:table-cell>
          <table:table-cell table:style-name="Tabelle3.B2" office:value-type="string">
            <text:p text:style-name="P3">The ApplicationAction instance being acted upon.</text:p>
          </table:table-cell>
        </table:table-row>
        <table:table-row>
          <table:table-cell table:style-name="Tabelle3.A2" office:value-type="string">
            <text:p text:style-name="P3">ActionMap.class</text:p>
          </table:table-cell>
          <table:table-cell table:style-name="Tabelle3.B2" office:value-type="string">
            <text:p text:style-name="P3">The ApplicationActionMap that contains the Action.</text:p>
          </table:table-cell>
        </table:table-row>
        <table:table-row>
          <table:table-cell table:style-name="Tabelle3.A2" office:value-type="string">
            <text:p text:style-name="P3">ResourceMap.class</text:p>
          </table:table-cell>
          <table:table-cell table:style-name="Tabelle3.B2" office:value-type="string">
            <text:p text:style-name="P3">The ResourceMap of the ActionMap, and thus the ResourceMap of the Action</text:p>
          </table:table-cell>
        </table:table-row>
        <table:table-row>
          <table:table-cell table:style-name="Tabelle3.A2" office:value-type="string">
            <text:p text:style-name="P3">ApplicationContext.class</text:p>
          </table:table-cell>
          <table:table-cell table:style-name="Tabelle3.B2" office:value-type="string">
            <text:p text:style-name="P3">The ApplicationContext holding the ActionMap.</text:p>
          </table:table-cell>
        </table:table-row>
        <table:table-row>
          <table:table-cell table:style-name="Tabelle3.A7" office:value-type="string">
            <text:p text:style-name="P3">Application.class</text:p>
          </table:table-cell>
          <table:table-cell table:style-name="Tabelle3.B7" office:value-type="string">
            <text:p text:style-name="P8">The Application of the ApplicationContext.</text:p>
          </table:table-cell>
        </table:table-row>
      </table:table>
      <text:p text:style-name="P6">The following, for example, is therefore a valid method for the @Action annotation:</text:p>
      <text:p text:style-name="P2"><text:span text:style-name="Source_20_Text"><text:span text:style-name="T4">@Action<text:line-break/>public void myAction(ActionEvent e, Action a, ActionMap am, ResourceMap rm,<text:line-break/>                     ApplicationContext c, Application app) {<text:line-break/>    // actionPerformed code<text:line-break/>}</text:span></text:span></text:p>
      <text:p text:style-name="P2"><text:span text:style-name="T2">If, for example, a parameter </text:span><text:span text:style-name="Source_20_Text"><text:span text:style-name="T4">String s</text:span></text:span><text:span text:style-name="T2"> were added to the method parameters, an </text:span><text:span text:style-name="Source_20_Text"><text:span text:style-name="T4">IllegalArgumentException</text:span></text:span><text:span text:style-name="T2"> would be thrown whenever the Action was acted upon.</text:span></text:p>
      <text:h text:style-name="P15" text:outline-level="4"><text:bookmark text:name="Custom_ApplicationActions"/>Custom ApplicationActions</text:h>
      <text:p text:style-name="P6">Currently there is no easy way of making the @Action annotation create a custom subclass of ApplicationAction. We'll hopefully resolve this issue as soon as possible. When we do, it should be known that the @Action annotation has a nested annotation called @Action.Parameter. It has one parameter, value, and is meant to be used in the following fashion:</text:p>
      <text:p text:style-name="P2"><text:span text:style-name="Source_20_Text"><text:span text:style-name="T4">@Action<text:line-break/>public void myAction(<text:line-break/>            ActionEvent e,<text:line-break/>            ApplicationContext c,<text:line-break/>            @Action.Parameter(value="first")String s1,<text:line-break/>            @Action.Parameter(value="second")String s2) {<text:line-break/>    // actionPerformed code<text:line-break/>}</text:span></text:span></text:p>
      <text:p text:style-name="P6">Currently, with an ApplicationAction, the above ApplicationAction would throw an exception when acted upon. That is because when it tries to determine what value to pass for String s1 and String s2, it does not recognize the parameter type. The idea behind the @Action.Parameter annotation is that subclasses of ApplicationAction could customize the way parameter values are chosen, and the value of the value parameter of the @Action.Parameter annotation would provide information about what value should be passed to the Action method for that parameter.</text:p>
      <text:h text:style-name="Heading_20_3" text:outline-level="3"><text:bookmark text:name="Action_Method_Return_Types"/><text:soft-page-break/>Action Method Return Types</text:h>
      <text:p text:style-name="P2"><text:span text:style-name="T2">It should be known that the method used to define an ApplicationAction can have </text:span><text:span text:style-name="T3">any</text:span><text:span text:style-name="T2"> return type, including </text:span><text:span text:style-name="Source_20_Text"><text:span text:style-name="T4">void</text:span></text:span><text:span text:style-name="T2">. For instance, the following is acceptable:</text:span></text:p>
      <text:p text:style-name="P2"><text:span text:style-name="Source_20_Text"><text:span text:style-name="T4">@Action<text:line-break/>public Calendar myAction() {<text:line-break/>    // actionPerformed code<text:line-break/></text:span></text:span><text:span text:style-name="Source_20_Text"><text:span text:style-name="T4">    return Calendar.getInstance();<text:line-break/>}</text:span></text:span></text:p>
      <text:p text:style-name="Text_20_body">When the Action is performed (i.e. when an ActionEvent is fired to it), the code will execute and the Calendar instance will be returned. Nothing is done with the returned Calendar instance. The same is true for instances of all types, with the exception of one...</text:p>
      <text:p text:style-name="P4">Task Return Types</text:p>
      <text:p text:style-name="P9">The only special case that will affect the way the Action is fired is if the return type is an instance of Task. If the method returns a non-null object that is an instance of Task, and the ApplicationAction has no proxy Action, the following will happen...</text:p>
      <text:list xml:id="list586134126386073222" text:style-name="L1">
        <text:list-item>
          <text:p text:style-name="P16">The contents of the Action method are run on the Event Dispatch Thread, and a Task instance is returned.</text:p>
        </text:list-item>
        <text:list-item>
          <text:p text:style-name="P16">If the Task has no InputBlocker (i.e. its InputBlock is null), the Action will set its InputBlocker to be the InputBlocker of the Task.</text:p>
        </text:list-item>
        <text:list-item>
          <text:p text:style-name="P17">The TaskService of the ApplicationContext will be called to execute the Task.</text:p>
        </text:list-item>
      </text:list>
      <text:h text:style-name="Heading_20_2" text:outline-level="2"><text:soft-page-break/>Application</text:h>
      <text:p text:style-name="Text_20_body"><draw:frame draw:style-name="fr1" draw:name="Grafik2" text:anchor-type="as-char" svg:width="12.462cm" svg:height="13.811cm" draw:z-index="0"><draw:image xlink:href="https://kenai.com/attachments/wiki_images/bsaf/ApplicationLifecycle.png" xlink:type="simple" xlink:show="embed" xlink:actuate="onLoad"/></draw:frame> </text:p>
      <text:h text:style-name="Heading_20_2" text:outline-level="2"><text:soft-page-break/>Task</text:h>
      <text:p text:style-name="Text_20_body"><draw:frame draw:style-name="fr2" draw:name="Grafik1" text:anchor-type="as-char" svg:y="-10.361cm" svg:width="17.224cm" svg:height="13.361cm" draw:z-index="1"><draw:image xlink:href="https://kenai.com/attachments/wiki_images/bsaf/TaskLifecycle.png" xlink:type="simple" xlink:show="embed" xlink:actuate="onLoad"/></draw:frame> </text:p>
      <text:h text:style-name="Heading_20_1" text:outline-level="1">Miscellaneous</text:h>
      <text:p text:style-name="Text_20_body">In addition to the bugs and RFEs listed in the issue tracker, there are several major design questions that remain unresolved that I'd like to get into the record. <text:s/>Many of these have been brought up before and I don't think all of them have to be completely resolved before the JSR enters public draft status.</text:p>
      <text:h text:style-name="Heading_20_2" text:outline-level="2">* Support for additional application types</text:h>
      <text:p text:style-name="Text_20_body">Currently, the framework implementation only provides explicit support for an application with one main JFrame which defines the application's lifetime. <text:s/>Secondary windows and dialogs can come and go in a SingleFrameApplication but when the main frame is closed, the application exits. <text:s/>Similarly, when the application's main frame is iconified, all of the secondary windows are hidden.</text:p>
      <text:p text:style-name="Text_20_body">Several additional application types should be supported. <text:s/>Here are sketches of what I'd had in mind. <text:s/>More refinement is needed.</text:p>
      <text:h text:style-name="Heading_20_3" text:outline-level="3"><text:soft-page-break/>- MultiFrameApplication</text:h>
      <text:p text:style-name="Text_20_body">Similar to SingleFrameApplication except that the application can create more than one main frame. <text:s/>The application exits when the last visible main Frame is closed.</text:p>
      <text:h text:style-name="Heading_20_3" text:outline-level="3">- ServiceApplication (aka "tray application")</text:h>
      <text:p text:style-name="Text_20_body">An application whose lifetime is unrelated to the frames it creates. On Windows, applications like this often display an icon in the system tray. <text:s/>The icon can provide a context menu and its dynamic appearance can communicate application status.</text:p>
      <text:h text:style-name="Heading_20_3" text:outline-level="3">- AppletApplication</text:h>
      <text:p text:style-name="Text_20_body">An application deployed as an Applet. <text:s/>In this case the application's lifetime is defined by the lifetime of the JApplet. <text:s/>Applets add two additional lifecycle states that aren't supported by the Application base class, start and stop, which might be recast as "pause" and "resume".</text:p>
      <text:h text:style-name="Heading_20_2" text:outline-level="2">The Application singleton is problematic.</text:h>
      <text:p text:style-name="Text_20_body">It's very useful to give application modules access to application-specific resources, actions, tasks, and GUI elements. Doing so neccesarily introduces a dependency and the approach we've taken is to provide a static Application singleton. <text:s/>A singleton is easy to understand and imposes little on the design of the framework's elements, and works nicely enough in small applications. <text:s/>On the other hand, its nagging presence has some drawbacks:</text:p>
      <text:p text:style-name="Text_20_body">- It complicates independent component development. If you're developing application parts that might be incorporated in application framework apps, then you have to decide how you'll deal with any dependence on the singleton. <text:s/>This ends of being part of a set of decisions one has to make about how much the parts should depend on the application framework's types.</text:p>
      <text:p text:style-name="Text_20_body">- Multiple applications per JVM are very difficult</text:p>
      <text:p text:style-name="Text_20_body">Since the singleton is static, only application "containers" – like the Java (applet) Plugin - that create a different classloader for each application can support running more than one application framework app in the same JVM.</text:p>
      <text:p text:style-name="Text_20_body">- It complicates unit testing</text:p>
      <text:p text:style-name="Text_20_body">Unit tests that depend on the Application singleton being launched, initialized, and started, are difficult to write (for example see test/org/jdesktop/application/WaitForStartupApplication.java).</text:p>
      <text:h text:style-name="Heading_20_2" text:outline-level="2">Support for customizing the services provided by ApplicationContext</text:h>
      <text:p text:style-name="Text_20_body">Sophisticated applications sometimes want to be able to extend or reconfigure the ApplicationContext, e.g. to add a new service or to replace an existing one. <text:s/>This is a tricky substitution to make because if it's not done before the Application singleton is constructed, then some of the application may capture references to the old ApplicationContext object (presently the Application constructor creates its ApplicationContext instance). <text:s/>The original plan for enabling ApplicationContext customization was to use java.util.ServiceLoader.load() to create the ApplicationContext object.</text:p>
      <text:h text:style-name="Heading_20_2" text:outline-level="2"><text:soft-page-break/>Task should have-a SwingWorker rather than being a subclass.</text:h>
      <text:p text:style-name="Text_20_body">The primary motivation for this implementation change is to simplify supporting application framework ports to pre-Java6 JDKs. <text:s/>Presently the prototype implementation bundles the 1.5 backport of SwingWorker (from https://swingworker.dev.java.net/). <text:s/>This jar file must be present at runtime. <text:s/>It would be preferable to rewrite the Task class so that swingworker.jar would only be needed at runtime when targeting Java6.</text:p>
      <text:h text:style-name="Heading_20_2" text:outline-level="2">Main component JscrollPane decoration</text:h>
      <text:p text:style-name="Text_20_body">In many cases is the main component placed in a JscrollPane. As a consequence the getMainComponent returns the scroll pane, which is not very convenient if we assume that the actual main component offers a lot of operations that are relevant for the application. <text:s/>It would be helpful if the placement in a scrollpane could be performed by the SAF.</text:p>
      <text:h text:style-name="Heading_20_2" text:outline-level="2">Offer package properties</text:h>
      <text:p text:style-name="Text_20_body">To prevent the need to create in all cases a property file per component we should offer package properties that are the parent of the class properties. <text:s/>Package properties can be placed in the resource package and named 'package.properties'. <text:s/>If a component property file is not found then the package properties are tried to resolve values, followed by application properti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Courier New1" svg:font-family="'Courier New', Courier,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Version <text:editing-cycles>48</text:editing-cycles></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30S</meta:editing-duration>
    <meta:editing-cycles>48</meta:editing-cycles>
    <meta:generator>OpenOffice/4.0.0$Win32 OpenOffice.org_project/400m3$Build-9702</meta:generator>
    <dc:date>2014-01-05T15:08:28.51</dc:date>
    <dc:creator>Michael Binz</dc:creator>
    <meta:document-statistic meta:table-count="3" meta:image-count="2" meta:object-count="0" meta:page-count="13" meta:paragraph-count="267" meta:word-count="3522" meta:character-count="24012"/>
    <meta:user-defined meta:name="Info 1"/>
    <meta:user-defined meta:name="Info 2"/>
    <meta:user-defined meta:name="Info 3"/>
    <meta:user-defined meta:name="Info 4"/>
  </office:meta>
</office:document-meta>
</file>